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Mangal1" svg:font-family="Mangal"/>
    <style:font-face style:name="OpenSymbol" svg:font-family="OpenSymbol"/>
    <style:font-face style:name="Monospace1" svg:font-family="Monospace" style:font-pitch="fixed"/>
    <style:font-face style:name="Monospace" svg:font-family="Monospace" style:font-adornments="Predeterminado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a5" style:family="table">
      <style:table-properties style:width="16.898cm" fo:margin-left="0.042cm" fo:margin-right="0.06cm" table:align="margins" style:writing-mode="lr-tb"/>
    </style:style>
    <style:style style:name="Taula5.A" style:family="table-column">
      <style:table-column-properties style:column-width="3.57cm" style:rel-column-width="13844*"/>
    </style:style>
    <style:style style:name="Taula5.B" style:family="table-column">
      <style:table-column-properties style:column-width="3.605cm" style:rel-column-width="13983*"/>
    </style:style>
    <style:style style:name="Taula5.C" style:family="table-column">
      <style:table-column-properties style:column-width="9.723cm" style:rel-column-width="37708*"/>
    </style:style>
    <style:style style:name="Taula5.1" style:family="table-row">
      <style:table-row-properties style:min-row-height="0.573cm"/>
    </style:style>
    <style:style style:name="Taula5.A1" style:family="table-cell">
      <style:table-cell-properties style:vertical-align="middle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5.C1" style:family="table-cell">
      <style:table-cell-properties style:vertical-align="middle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ula5.A2" style:family="table-cell" style:data-style-name="N37">
      <style:table-cell-properties style:vertical-align="middle" fo:background-color="transparent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5.B2" style:family="table-cell">
      <style:table-cell-properties style:vertical-align="middle" fo:background-color="transparent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5.C2" style:family="table-cell">
      <style:table-cell-properties style:vertical-align="middle" fo:background-color="transparent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P1" style:family="paragraph" style:parent-style-name="Standard">
      <style:text-properties fo:language="ca" fo:country="ES"/>
    </style:style>
    <style:style style:name="P2" style:family="paragraph" style:parent-style-name="Text_20_body">
      <style:text-properties fo:language="ca" fo:country="ES"/>
    </style:style>
    <style:style style:name="P3" style:family="paragraph" style:parent-style-name="Text_20_body">
      <style:paragraph-properties fo:text-align="center" style:justify-single-word="false"/>
      <style:text-properties fo:language="ca" fo:country="ES"/>
    </style:style>
    <style:style style:name="P4" style:family="paragraph" style:parent-style-name="Text_20_body">
      <style:paragraph-properties fo:text-align="start" style:justify-single-word="false"/>
      <style:text-properties fo:language="ca" fo:country="ES"/>
    </style:style>
    <style:style style:name="P5" style:family="paragraph" style:parent-style-name="Text_20_body">
      <style:text-properties style:text-underline-style="none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margin-top="0cm" fo:margin-bottom="0.106cm" fo:text-align="center" style:justify-single-word="false" style:snap-to-layout-grid="false"/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language-complex="ar" style:country-complex="SA"/>
    </style:style>
    <style:style style:name="P8" style:family="paragraph" style:parent-style-name="Standard">
      <style:paragraph-properties fo:margin-top="0cm" fo:margin-bottom="0.106cm" fo:text-align="justify" style:justify-single-word="false" style:snap-to-layout-grid="false"/>
      <style:text-properties style:font-name="Arial" fo:font-size="10pt" fo:language="ca" fo:country="ES" fo:background-color="transparent" style:font-size-asian="10pt" style:font-name-complex="Arial" style:font-size-complex="10pt" style:language-complex="ar" style:country-complex="SA"/>
    </style:style>
    <style:style style:name="P9" style:family="paragraph" style:parent-style-name="Standard">
      <style:paragraph-properties fo:margin-top="0cm" fo:margin-bottom="0.106cm" style:snap-to-layout-grid="false"/>
      <style:text-properties style:font-name="Arial" fo:font-size="10pt" fo:language="ca" fo:country="ES" fo:background-color="transparent" style:font-size-asian="10pt" style:font-name-complex="Arial" style:font-size-complex="10pt" style:language-complex="ar" style:country-complex="SA"/>
    </style:style>
    <style:style style:name="P10" style:family="paragraph" style:parent-style-name="Standard">
      <style:paragraph-properties fo:margin-top="0cm" fo:margin-bottom="0.106cm" fo:text-align="justify" style:justify-single-word="false" fo:orphans="2" fo:widows="2" style:snap-to-layout-grid="false" style:writing-mode="lr-tb"/>
      <style:text-properties style:use-window-font-color="true" style:font-name="Arial" fo:font-size="10pt" fo:language="ca" fo:country="ES" fo:background-color="transparent" style:font-name-asian="Times New Roman" style:font-size-asian="10pt" style:font-name-complex="Arial" style:font-size-complex="10pt" style:language-complex="ar" style:country-complex="SA"/>
    </style:style>
    <style:style style:name="P11" style:family="paragraph" style:parent-style-name="Standard">
      <style:paragraph-properties fo:margin-top="0cm" fo:margin-bottom="0.106cm" fo:text-align="start" style:justify-single-word="false" fo:orphans="2" fo:widows="2" style:snap-to-layout-grid="false" style:writing-mode="lr-tb"/>
      <style:text-properties style:use-window-font-color="true" style:font-name="Arial" fo:font-size="10pt" fo:language="ca" fo:country="ES" fo:background-color="transparent" style:font-name-asian="Times New Roman" style:font-size-asian="10pt" style:font-name-complex="Arial" style:font-size-complex="10pt" style:language-complex="ar" style:country-complex="SA"/>
    </style:style>
    <style:style style:name="P12" style:family="paragraph" style:parent-style-name="Codigo">
      <style:text-properties fo:font-style="normal" style:font-style-asian="normal" style:font-style-complex="normal"/>
    </style:style>
    <style:style style:name="P13" style:family="paragraph" style:parent-style-name="Codigo">
      <style:text-properties fo:language="ca" fo:country="ES" fo:font-style="normal" style:font-style-asian="normal" style:font-style-complex="normal"/>
    </style:style>
    <style:style style:name="P14" style:family="paragraph" style:parent-style-name="Heading_20_1">
      <style:text-properties fo:language="ca" fo:country="ES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1">
      <style:paragraph-properties fo:break-before="page"/>
      <style:text-properties fo:language="ca" fo:country="ES"/>
    </style:style>
    <style:style style:name="P17" style:family="paragraph" style:parent-style-name="Heading_20_2">
      <style:text-properties style:text-underline-style="none"/>
    </style:style>
    <style:style style:name="P18" style:family="paragraph" style:parent-style-name="Heading_20_2">
      <style:text-properties fo:language="ca" fo:country="ES"/>
    </style:style>
    <style:style style:name="P19" style:family="paragraph" style:parent-style-name="Heading_20_2">
      <style:text-properties fo:font-style="normal" style:font-style-asian="normal" style:font-style-complex="normal"/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4" style:family="paragraph" style:parent-style-name="Text_20_body">
      <style:text-properties fo:language="ca" fo:country="ES"/>
    </style:style>
    <style:style style:name="P25" style:family="paragraph" style:parent-style-name="Text_20_body">
      <style:text-properties fo:language="ca" fo:country="ES" style:text-underline-style="none"/>
    </style:style>
    <style:style style:name="P26" style:family="paragraph" style:parent-style-name="Text_20_body" style:list-style-name="L1">
      <style:text-properties fo:language="ca" fo:country="ES"/>
    </style:style>
    <style:style style:name="P27" style:family="paragraph" style:parent-style-name="Text_20_body">
      <style:text-properties fo:language="ca" fo:country="ES" fo:font-style="normal" style:font-style-asian="normal" style:font-style-complex="normal"/>
    </style:style>
    <style:style style:name="P28" style:family="paragraph" style:parent-style-name="Text_20_body" style:list-style-name="L2">
      <style:text-properties fo:language="ca" fo:country="ES"/>
    </style:style>
    <style:style style:name="P29" style:family="paragraph" style:parent-style-name="Text_20_body" style:list-style-name="L3">
      <style:text-properties fo:language="ca" fo:country="ES"/>
    </style:style>
    <style:style style:name="P30" style:family="paragraph" style:parent-style-name="Text_20_body" style:list-style-name="L4">
      <style:text-properties fo:language="ca" fo:country="ES"/>
    </style:style>
    <style:style style:name="P31" style:family="paragraph" style:parent-style-name="Text_20_body" style:list-style-name="L4">
      <style:text-properties fo:language="ca" fo:country="ES" fo:font-weight="bold" style:font-weight-asian="bold" style:font-weight-complex="bold"/>
    </style:style>
    <style:style style:name="P32" style:family="paragraph" style:parent-style-name="Text_20_body">
      <style:text-properties fo:font-style="normal" style:font-style-asian="normal" style:font-style-complex="normal"/>
    </style:style>
    <style:style style:name="P33" style:family="paragraph" style:parent-style-name="Text_20_body" style:list-style-name="L4"/>
    <style:style style:name="P34" style:family="paragraph" style:parent-style-name="Text_20_body" style:list-style-name="L5"/>
    <style:style style:name="P35" style:family="paragraph" style:parent-style-name="Text_20_body" style:list-style-name="L6"/>
    <style:style style:name="P36" style:family="paragraph" style:parent-style-name="Text_20_body" style:list-style-name="L7">
      <style:paragraph-properties fo:text-align="start" style:justify-single-word="false"/>
    </style:style>
    <style:style style:name="P37" style:family="paragraph" style:parent-style-name="Text_20_body">
      <style:paragraph-properties fo:text-align="start" style:justify-single-word="false"/>
      <style:text-properties fo:color="#3f5fbf" style:font-name="Consolas" fo:font-size="10pt" fo:language="ca" fo:country="ES" style:font-name-asian="Consolas" style:font-size-asian="10pt" style:font-name-complex="Consolas" style:font-size-complex="10pt"/>
    </style:style>
    <style:style style:name="P38" style:family="paragraph" style:parent-style-name="Text_20_body">
      <style:paragraph-properties fo:text-align="end" style:justify-single-word="false"/>
    </style:style>
    <style:style style:name="T1" style:family="text">
      <style:text-properties fo:language="ca" fo:country="ES"/>
    </style:style>
    <style:style style:name="T2" style:family="text">
      <style:text-properties fo:language="ca" fo:country="ES" fo:font-weight="bold" style:font-weight-asian="bold" style:font-weight-complex="bold"/>
    </style:style>
    <style:style style:name="T3" style:family="text">
      <style:text-properties fo:language="ca" fo:country="ES"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Monospace1" fo:language="ca" fo:country="ES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Manual del Backend</text:p>
      <text:p text:style-name="P1"/>
      <text:h text:style-name="P17" text:outline-level="2"/>
      <text:table-of-content text:style-name="Sect1" text:protected="true" text:name="Índice de contenido1">
        <text:table-of-content-source text:outline-level="10">
          <text:index-title-template text:style-name="Contents_20_Heading">Taula de contingu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20">Taula de continguts</text:p>
          </text:index-title>
          <text:p text:style-name="P21">Instal·lació<text:tab/>3</text:p>
          <text:p text:style-name="P22">Eclipse GoogleAppEngine SDK<text:tab/>3</text:p>
          <text:p text:style-name="P22">GoogleAppEngine<text:tab/>3</text:p>
          <text:p text:style-name="P21">El missatge<text:tab/>4</text:p>
          <text:p text:style-name="P22">Missatge privat<text:tab/>4</text:p>
          <text:p text:style-name="P22">Missatge a una sala<text:tab/>4</text:p>
          <text:p text:style-name="P22">Missatge de sistema<text:tab/>4</text:p>
          <text:p text:style-name="P23">/join <text:tab/>5</text:p>
          <text:p text:style-name="P23">/leave<text:tab/>5</text:p>
          <text:p text:style-name="P23">/list<text:tab/>5</text:p>
          <text:p text:style-name="P23">/invite<text:tab/>5</text:p>
          <text:p text:style-name="P23">/ban<text:tab/>5</text:p>
          <text:p text:style-name="P23">/unban<text:tab/>5</text:p>
          <text:p text:style-name="P23">/banlist<text:tab/>6</text:p>
          <text:p text:style-name="P23">/kick<text:tab/>6</text:p>
          <text:p text:style-name="P23">/info<text:tab/>6</text:p>
          <text:p text:style-name="P21">Enviar missatges<text:tab/>6</text:p>
          <text:p text:style-name="P21">Rebre missatges<text:tab/>7</text:p>
          <text:p text:style-name="P21">Roster<text:tab/>8</text:p>
          <text:p text:style-name="P21">Sincronització amb el Frontend<text:tab/>9</text:p>
          <text:p text:style-name="P21">Control de canvis<text:tab/>10</text:p>
        </text:index-body>
      </text:table-of-content>
      <text:p text:style-name="P5"/>
      <text:h text:style-name="P16" text:outline-level="1">Instal·lació</text:h>
      <text:p text:style-name="P2">El Backend esta instal·lat a Google AppEngine encara que el codi hauria de ser compatible amb qualsevol altre servidor d'aplicacions com per exemple Tomcat.</text:p>
      <text:p text:style-name="P2">Per tal de poder pujar el codi als servidors de Google és necessari utilitzar el seu SDK i en aquest cas hem triat una de les maneres més senzilles de fer-ho, es a dir, utilitzant el plugin per a Eclipse</text:p>
      <text:h text:style-name="P18" text:outline-level="2">Eclipse GoogleAppEngine SDK</text:h>
      <text:p text:style-name="P2">Partint d'una instal·lació bàsica de Eclipse, s'han d'afegir els següents repositoris:</text:p>
      <text:p text:style-name="Codigo"><text:span text:style-name="Source_20_Text"><text:span text:style-name="T6">http://dl.google.com/eclipse/plugin/3.7</text:span></text:span></text:p>
      <text:p text:style-name="Text_20_body"><text:span text:style-name="T1">Si es te qualsevol problema es poden seguir les instruccions d'aquest enllaç </text:span><text:a xlink:type="simple" xlink:href="http://code.google.com/intl/ca/eclipse/docs/install-eclipse-3.7.html">http://code.google.com/intl/ca/eclipse/docs/install-eclipse-3.7.html</text:a></text:p>
      <text:h text:style-name="P18" text:outline-level="2">GoogleAppEngine</text:h>
      <text:p text:style-name="P2">Per a poder pujar el codi es necessari crear un compte a Google i seguir el procediment especificat en aquest enllaç:</text:p>
      <text:p text:style-name="Codigo"><text:a xlink:type="simple" xlink:href="https://appengine.google.com/"><text:span text:style-name="T1">https://appengine.google.com/</text:span></text:a></text:p>
      <text:p text:style-name="P2">El codi es pot trobar a:</text:p>
      <text:p text:style-name="Codigo"><text:a xlink:type="simple" xlink:href="https://github.com/franhp/Xinxat/tree/master/servidor"><text:span text:style-name="T1">https://github.com/franhp/Xinxat/tree/master/servidor</text:span></text:a></text:p>
      <text:p text:style-name="P2">Configurant el compte de Google i afegint aquest codi a un projecte Java de Eclipse amb el plugin especificat en el punt anterior, només caldria prémer el botó “Deploy to App Engine”.</text:p>
      <text:p text:style-name="P2">En el nostre cas el Backend es pot trobar a:</text:p>
      <text:p text:style-name="P6"><text:a xlink:type="simple" xlink:href="http://projecte-xinxat.appspot.com/"><text:span text:style-name="T1">http://projecte-xinxat.appspot.com</text:span></text:a></text:p>
      <text:p text:style-name="P25"/>
      <text:h text:style-name="P16" text:outline-level="1">El missatge</text:h>
      <text:p text:style-name="P2">El servidor de Backend respecta el màxim possible els estàndards del protocol XMPP<text:note text:id="ftn1" text:note-class="footnote"><text:note-citation>1</text:note-citation><text:note-body><text:p text:style-name="Footnote">Els RFC es poden consultar a <text:a xlink:type="simple" xlink:href="http://xmpp.org/xmpp-protocols/">http://xmpp.org/xmpp-protocols/</text:a></text:p></text:note-body></text:note> i per tant tots els missatges que s'enviïn al servidor han de tenir el següent format:</text:p>
      <text:p text:style-name="Codigo">&lt;message to=”fran” from=”hector” type=”chat”&gt;</text:p>
      <text:p text:style-name="Codigo"><text:tab/>&lt;body&gt;Un missatge qualsevol&lt;/body&gt;</text:p>
      <text:p text:style-name="Codigo">&lt;/message&gt;</text:p>
      <text:p text:style-name="Text_20_body">En aquest es pot veure com l'usuari “hector” representat a l'atribut <text:span text:style-name="T4">from</text:span><text:span text:style-name="T5"> envia un missatge privat a l'usuari “fran” representat a l'atribut </text:span><text:span text:style-name="T4">to</text:span><text:span text:style-name="T5"> i el missatge conté les paraules “Un missatge qualsevol”.</text:span></text:p>
      <text:p text:style-name="Text_20_body"><text:span text:style-name="T5">Pel que respecta al tipus de missatges, s'especifica utilitzant l'atribut </text:span><text:span text:style-name="T4">type</text:span><text:span text:style-name="T5"> i pot contenir només un dels següents valors:</text:span></text:p>
      <text:list xml:id="list41599496" text:style-name="L1">
        <text:list-item>
          <text:p text:style-name="P26">chat: defineix el típic missatge privat entre dos usuaris representats als atributs <text:span text:style-name="T4">to </text:span><text:span text:style-name="T5"><text:s/>i </text:span><text:span text:style-name="T4">from</text:span></text:p>
        </text:list-item>
        <text:list-item>
          <text:p text:style-name="P26">groupchat: defineix un missatge que té com a destí una sala especificada a l'atribut <text:span text:style-name="T4">to</text:span></text:p>
        </text:list-item>
        <text:list-item>
          <text:p text:style-name="P26">system: defineix un missatge que conté una comanda que afecta a l'usuari i que s'especifica a dins del tag <text:span text:style-name="T4">&lt;body&gt;</text:span><text:span text:style-name="T5">.</text:span></text:p>
        </text:list-item>
      </text:list>
      <text:p text:style-name="P27"/>
      <text:p text:style-name="P27"/>
      <text:h text:style-name="P19" text:outline-level="2">Missatge privat</text:h>
      <text:p text:style-name="P32">Un missatge privat és aquell que te com a destí un únic usuari del sistema i ha de contenir com a mínim el següent format:</text:p>
      <text:p text:style-name="P12">&lt;message to=“usuari“ from=“usuari“ type=”chat”&gt;</text:p>
      <text:p text:style-name="P12"><text:tab/>&lt;body&gt;Un missatge&lt;/body&gt;</text:p>
      <text:p text:style-name="P12">&lt;/message&gt;</text:p>
      <text:h text:style-name="P19" text:outline-level="2">Missatge a una sala</text:h>
      <text:p text:style-name="P32">Un missatge a una sala es aquell que te com a destí una sala que conté més d'un usuari i ha de contenir com a mínim el següent format:</text:p>
      <text:p text:style-name="P12">&lt;message to=“sala“ from=“usuari“ type=”groupchat”&gt;</text:p>
      <text:p text:style-name="P12"><text:tab/>&lt;body&gt;Un missatge&lt;/body&gt;</text:p>
      <text:p text:style-name="P12">&lt;/message&gt;</text:p>
      <text:h text:style-name="P19" text:outline-level="2">Missatge de sistema</text:h>
      <text:p text:style-name="P32">Un missatge de sistema es aquell que te com a propòsit que el servidor realitzi una operació amb l'usuari i ha de contenir com a mínim el següent format:</text:p>
      <text:p text:style-name="P12">&lt;message from=“usuari“ type=”system”&gt;</text:p>
      <text:p text:style-name="P12"><text:tab/>&lt;body&gt;/comanda&lt;/body&gt;</text:p>
      <text:p text:style-name="P13">&lt;/message&gt;</text:p>
      <text:p text:style-name="P2"/>
      <text:p text:style-name="P2"><text:soft-page-break/>Existeixen diversos missatges de sistema que es poden executar segons l'acció que es desitgi realitzar.</text:p>
      <text:h text:style-name="Heading_20_4" text:outline-level="4">/join </text:h>
      <text:p text:style-name="Text_20_body">Permet que un usuari s'afegeixi a una sala. Cal mencionar que totes les sales que comencen per @ es consideren privades i per tant no es pot entrar si no l'afegeix un administrador</text:p>
      <text:p text:style-name="P12">&lt;message from=“usuari“ type=”system”&gt;</text:p>
      <text:p text:style-name="P12"><text:tab/>&lt;body&gt;/join sala&lt;/body&gt;</text:p>
      <text:p text:style-name="P13">&lt;/message&gt;</text:p>
      <text:h text:style-name="Heading_20_4" text:outline-level="4">/leave</text:h>
      <text:p text:style-name="Text_20_body">Permet que un usuari deixi una sala. Cal mencionar que si la sala es privada (comença per @) l'usuari necessita que un administrador ho faci des del frontend</text:p>
      <text:p text:style-name="P12">&lt;message from=“usuari“ to=“sala“ type=”system”&gt;</text:p>
      <text:p text:style-name="P12"><text:tab/>&lt;body&gt;/leave&lt;/body&gt;</text:p>
      <text:p text:style-name="P13">&lt;/message&gt;</text:p>
      <text:h text:style-name="Heading_20_4" text:outline-level="4">/list</text:h>
      <text:p text:style-name="Text_20_body">Permet llistar els usuaris que rebran els missatges.</text:p>
      <text:p text:style-name="P12">&lt;message from=“usuari“ type=”system”&gt;</text:p>
      <text:p text:style-name="P12"><text:tab/>&lt;body&gt;/list @marketing&lt;/body&gt;</text:p>
      <text:p text:style-name="P13">&lt;/message&gt;</text:p>
      <text:h text:style-name="Heading_20_4" text:outline-level="4">/invite</text:h>
      <text:p text:style-name="Text_20_body">Convida un usuari a una sala</text:p>
      <text:p text:style-name="P12">&lt;message from=“usuari“ to=“sala“ type=”system”&gt;</text:p>
      <text:p text:style-name="P12"><text:tab/>&lt;body&gt;/invite usuari&lt;/body&gt;</text:p>
      <text:p text:style-name="P13">&lt;/message&gt;</text:p>
      <text:h text:style-name="Heading_20_4" text:outline-level="4">/ban</text:h>
      <text:p text:style-name="Text_20_body">Denega la possibilitat d'entrar a un usuari</text:p>
      <text:p text:style-name="P12">&lt;message from=“usuari“ to=“sala“ type=”system”&gt;</text:p>
      <text:p text:style-name="P12"><text:tab/>&lt;body&gt;/ban usuari raó&lt;/body&gt;</text:p>
      <text:p text:style-name="P13">&lt;/message&gt;</text:p>
      <text:h text:style-name="Heading_20_4" text:outline-level="4">/unban</text:h>
      <text:p text:style-name="Text_20_body">Treu la prohibició d'entrar a una sala aplicada per la comanda /ban</text:p>
      <text:p text:style-name="P12">&lt;message from=“usuari“ to=“sala“ type=”system”&gt;</text:p>
      <text:p text:style-name="P12"><text:tab/>&lt;body&gt;/unban usuari&lt;/body&gt;</text:p>
      <text:p text:style-name="P13">&lt;/message&gt;</text:p>
      <text:h text:style-name="Heading_20_4" text:outline-level="4"><text:soft-page-break/>/banlist</text:h>
      <text:p text:style-name="Text_20_body">Mostra un llistat de les persones que no poden entrar a la sala.</text:p>
      <text:p text:style-name="P12">&lt;message from=“usuari“ to=“sala“ type=”system”&gt;</text:p>
      <text:p text:style-name="P12"><text:tab/>&lt;body&gt;/banlist&lt;/body&gt;</text:p>
      <text:p text:style-name="P13">&lt;/message&gt;</text:p>
      <text:h text:style-name="Heading_20_4" text:outline-level="4">/kick</text:h>
      <text:p text:style-name="Text_20_body">Expulsa a un usuari d'una sala, però permet que l'usuari torni a entrar</text:p>
      <text:p text:style-name="P12">&lt;message from=“usuari“ to=“sala“ type=”system”&gt;</text:p>
      <text:p text:style-name="P12"><text:tab/>&lt;body&gt;/kick usuari raó&lt;/body&gt;</text:p>
      <text:p text:style-name="P13">&lt;/message&gt;</text:p>
      <text:h text:style-name="Heading_20_4" text:outline-level="4">/info</text:h>
      <text:p text:style-name="Text_20_body">Informa a l'usuari que ha enviat el missatge dels canals on pot trobar l'usuari especificat.</text:p>
      <text:p text:style-name="P12">&lt;message from=“usuari“ type=”system”&gt;</text:p>
      <text:p text:style-name="P12"><text:tab/>&lt;body&gt;/info usuari&lt;/body&gt;</text:p>
      <text:p text:style-name="P13">&lt;/message&gt;</text:p>
      <text:p text:style-name="P2"/>
      <text:h text:style-name="P14" text:outline-level="1">Enviar missatges</text:h>
      <text:p text:style-name="P2">Per tal de enviar missatges al servidor és necessari enviar una petició POST a la següent URL:</text:p>
      <text:p text:style-name="P3"><text:a xlink:type="simple" xlink:href="http://projecte-xinxat.appspot.com/messages">http://projecte-xinxat.appspot.com/messages</text:a></text:p>
      <text:p text:style-name="P2">La petició ha d'incloure els següents paràmetres:</text:p>
      <text:list xml:id="list41600561" text:style-name="L2">
        <text:list-item>
          <text:p text:style-name="P28"><text:span text:style-name="T7">token</text:span> : conté el codi d'autenticació</text:p>
        </text:list-item>
        <text:list-item>
          <text:p text:style-name="P28"><text:span text:style-name="T7">msg</text:span> : conté el missatge XMPP</text:p>
        </text:list-item>
      </text:list>
      <text:p text:style-name="P2"/>
      <text:p text:style-name="P2">Depenent de si el missatge s'ha enviat o no es poden esperar les següents respostes:</text:p>
      <text:list xml:id="list41614846" text:style-name="L3">
        <text:list-item>
          <text:p text:style-name="P29">OK: el missatge s'ha enviat correctament</text:p>
        </text:list-item>
        <text:list-item>
          <text:p text:style-name="P29">CANT : el missatge no s'ha pogut enviar perquè l'usuari no te permisos suficients</text:p>
        </text:list-item>
        <text:list-item>
          <text:p text:style-name="P29">WRONG: El codi d'autenticació és erroni</text:p>
        </text:list-item>
        <text:list-item>
          <text:p text:style-name="P29">NOEXISTS: el destí del missatge no existeix</text:p>
        </text:list-item>
      </text:list>
      <text:p text:style-name="P2"/>
      <text:p text:style-name="P2"/>
      <text:p text:style-name="P2"/>
      <text:p text:style-name="P2"/>
      <text:h text:style-name="P14" text:outline-level="1"><text:soft-page-break/>Rebre missatges</text:h>
      <text:p text:style-name="P2">Per tal de enviar missatges al servidor és necessari enviar una petició GET a la següent URL:</text:p>
      <text:p text:style-name="P3"><text:a xlink:type="simple" xlink:href="http://projecte-xinxat.appspot.com/messages">http://projecte-xinxat.appspot.com/messages</text:a></text:p>
      <text:p text:style-name="P2">La petició ha d'incloure els següents paràmetres:</text:p>
      <text:list xml:id="list41599870" text:style-name="L4">
        <text:list-item>
          <text:p text:style-name="P30"><text:span text:style-name="T7">token</text:span> : conté el codi d'autenticació</text:p>
        </text:list-item>
        <text:list-item>
          <text:p text:style-name="P30"><text:span text:style-name="T7">to</text:span> : conté l'usuari del que es vol recollir els missatges pendents de llegir</text:p>
        </text:list-item>
        <text:list-item>
          <text:p text:style-name="P33"><text:span text:style-name="T2">show : </text:span><text:span text:style-name="T3">(opcional) conté l'estat de l'usuari, pot ser chat, dnd, away, offline</text:span></text:p>
        </text:list-item>
        <text:list-item>
          <text:p text:style-name="P31">status: <text:span text:style-name="T8">(opcional) conté un missatge que complementa l'estat.</text:span></text:p>
        </text:list-item>
      </text:list>
      <text:h text:style-name="P14" text:outline-level="1"/>
      <text:h text:style-name="P16" text:outline-level="1">Roster</text:h>
      <text:p text:style-name="P2">Roster és un servei que permet consultar l'estat dels usuaris per saber si estan actius o desconnectats (presència).</text:p>
      <text:p text:style-name="P2">Per utilitzar aquest servei cal enviar una petició GET a la següent adreça:</text:p>
      <text:p text:style-name="P3"><text:a xlink:type="simple" xlink:href="http://projecte-xinxat.appspot.com/roster">http://projecte-xinxat.appspot.com/roster</text:a></text:p>
      <text:p text:style-name="P4"/>
      <text:p text:style-name="P2">La petició pot incloure els següents paràmetres:</text:p>
      <text:list xml:id="list41598778" text:style-name="L5">
        <text:list-item>
          <text:p text:style-name="P34"><text:span text:style-name="T2">room</text:span><text:span text:style-name="T1">: retorna la presència dels usuaris del canal especificat amb aquest paràmetre.</text:span></text:p>
        </text:list-item>
        <text:list-item>
          <text:p text:style-name="P34"><text:span text:style-name="T2">user</text:span><text:span text:style-name="T1">: retorna la presència de l'usuari especificat amb aquest paràmetre.</text:span></text:p>
        </text:list-item>
      </text:list>
      <text:p text:style-name="Text_20_body">Aquesta petició retorna un missatge com el següent:</text:p>
      <text:p text:style-name="Codigo">&lt;presences&gt;</text:p>
      <text:p text:style-name="Codigo"><text:tab/>&lt;presence from=”usuari”&gt;</text:p>
      <text:p text:style-name="Codigo"><text:tab/><text:tab/><text:tab/>&lt;show&gt;offline&lt;/show&gt;</text:p>
      <text:p text:style-name="Codigo"><text:tab/><text:tab/><text:tab/>&lt;status&gt;Menjant&lt;/status&gt;</text:p>
      <text:p text:style-name="Codigo"><text:tab/>&lt;/presence&gt;</text:p>
      <text:p text:style-name="Codigo">&lt;/presences&gt;</text:p>
      <text:p text:style-name="P2"/>
      <text:h text:style-name="P16" text:outline-level="1">Sincronització amb el Frontend</text:h>
      <text:p text:style-name="P2">Posat que GAE és incapaç de connectar-se a una base de dades externa, s'han configurat unes aplicacions que agafen la informació a través de l'API del frontend i l'insereixen a la base de dades de GAE.</text:p>
      <text:p text:style-name="P2">Per tal de sincronitzar manualment els usuaris es pot fer una petició GET a la següent adreça:</text:p>
      <text:p text:style-name="P3"><text:a xlink:type="simple" xlink:href="http://projecte-xinxat.appspot.com/updateDB">http://projecte-xinxat.appspot.com/updateDB</text:a></text:p>
      <text:p text:style-name="P2">Es poden afegir alguns paràmetres per definir el comportament de la sincronització:</text:p>
      <text:list xml:id="list41610895" text:style-name="L6">
        <text:list-item>
          <text:p text:style-name="P35"><text:span text:style-name="T2">all</text:span><text:span text:style-name="T1">: si definim aquest paràmetre a “true” aconseguirem que s'esborrin tots els usuaris</text:span></text:p>
        </text:list-item>
        <text:list-item>
          <text:p text:style-name="P35"><text:span text:style-name="T2">delete</text:span><text:span text:style-name="T1">: si definim aquest paràmetre amb el nom d'un usuari aconseguirem que s'esborri només aquest usuari de la base de dades.</text:span></text:p>
        </text:list-item>
      </text:list>
      <text:p text:style-name="P2"/>
      <text:p text:style-name="P2">També es poden sincronitzar les sales mitjançant una petició GET a la següent adreça</text:p>
      <text:p text:style-name="P3"><text:a xlink:type="simple" xlink:href="http://projecte-xinxat.appspot.com/updateRooms">http://projecte-xinxat.appspot.com/updateRooms</text:a></text:p>
      <text:p text:style-name="P4">Es poden afegir alguns paràmetres per definir el comportament de la sincronització:</text:p>
      <text:list xml:id="list41591659" text:style-name="L7">
        <text:list-item>
          <text:p text:style-name="P36"><text:span text:style-name="T2">destroy</text:span><text:span text:style-name="T1">: si definim aquest paràmetre a “yes” aconseguirem que s'esborrin totes les sales.</text:span></text:p>
        </text:list-item>
      </text:list>
      <text:p text:style-name="P37"/>
      <text:h text:style-name="P15" text:outline-level="1">Control de canvis</text:h>
      <table:table table:name="Taula5" table:style-name="Taula5">
        <table:table-column table:style-name="Taula5.A"/>
        <table:table-column table:style-name="Taula5.B"/>
        <table:table-column table:style-name="Taula5.C"/>
        <table:table-row table:style-name="Taula5.1">
          <table:table-cell table:style-name="Taula5.A1" office:value-type="string">
            <text:p text:style-name="P7">Data</text:p>
          </table:table-cell>
          <table:table-cell table:style-name="Taula5.A1" office:value-type="string">
            <text:p text:style-name="P7">Modificat per:</text:p>
          </table:table-cell>
          <table:table-cell table:style-name="Taula5.C1" office:value-type="string">
            <text:p text:style-name="P7">Modificacions</text:p>
          </table:table-cell>
        </table:table-row>
        <table:table-row>
          <table:table-cell table:style-name="Taula5.A2" office:value-type="date" office:date-value="2011-11-05">
            <text:p text:style-name="P10">05/11/11</text:p>
          </table:table-cell>
          <table:table-cell table:style-name="Taula5.B2" office:value-type="string">
            <text:p text:style-name="P11">Fran Hermoso<text:line-break/></text:p>
          </table:table-cell>
          <table:table-cell table:style-name="Taula5.C2" office:value-type="string">
            <text:p text:style-name="P8">Edició Inicial</text:p>
          </table:table-cell>
        </table:table-row>
        <table:table-row>
          <table:table-cell table:style-name="Taula5.B2" office:value-type="string">
            <text:p text:style-name="P8"/>
          </table:table-cell>
          <table:table-cell table:style-name="Taula5.B2" office:value-type="string">
            <text:p text:style-name="P9"/>
          </table:table-cell>
          <table:table-cell table:style-name="Taula5.C2" office:value-type="string">
            <text:p text:style-name="P8"/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nsolas" svg:font-family="Consolas"/>
    <style:font-face style:name="Mangal1" svg:font-family="Mangal"/>
    <style:font-face style:name="OpenSymbol" svg:font-family="OpenSymbol"/>
    <style:font-face style:name="Monospace1" svg:font-family="Monospace" style:font-pitch="fixed"/>
    <style:font-face style:name="Monospace" svg:font-family="Monospace" style:font-adornments="Predeterminado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language="ca" fo:country="ES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language="ca" fo:country="E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odigo" style:family="paragraph" style:parent-style-name="Text_20_body" style:class="text" style:master-page-name="">
      <style:paragraph-properties fo:margin-left="1cm" fo:margin-right="1cm" fo:margin-top="0cm" fo:margin-bottom="0.199cm" fo:text-indent="0cm" style:auto-text-indent="false" style:page-number="auto" fo:background-color="#cccccc">
        <style:tab-stops/>
        <style:background-image/>
      </style:paragraph-properties>
      <style:text-properties style:font-name="Monospace" fo:font-size="10pt" fo:language="cs" fo:country="CZ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jecte Xinxat – Manual Backend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 Hermoso </meta:initial-creator>
    <meta:creation-date>2011-11-05T11:57:45.95</meta:creation-date>
    <dc:date>2011-11-05T21:49:51.88</dc:date>
    <dc:creator>Fran Hermoso </dc:creator>
    <meta:editing-duration>PT09H15M00S</meta:editing-duration>
    <meta:editing-cycles>14</meta:editing-cycles>
    <meta:generator>OpenOffice.org/3.2$Win32 OpenOffice.org_project/320m18$Build-9502</meta:generator>
    <meta:document-statistic meta:table-count="1" meta:image-count="0" meta:object-count="0" meta:page-count="10" meta:paragraph-count="162" meta:word-count="1125" meta:character-count="7482"/>
  </office:meta>
</office:document-meta>
</file>